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0df2" officeooo:paragraph-rsid="00080df2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80df2" officeooo:paragraph-rsid="00080df2" style:font-weight-asian="bold" style:font-weight-complex="bold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ocumentation for <text:span text:style-name="T1">Anesthesia</text:span> Considerations</text:p>
      <text:p text:style-name="P1"/>
      <text:p text:style-name="P1">Writing this app was a lot of fun. I was given a spec and let loose. I chose Xamarin because it allowed me to use the same code for Android and iOS. I wrote the code in such a way that no platform specific code was required for the features of the app. </text:p>
      <text:p text:style-name="P1"/>
      <text:p text:style-name="P1">The app has a very simple structure. Each page is a ScrollView with StackLayouts embedded within it. Each element of the page is a StackLayout. The documentation for these classes can be found on the Xamarin website. The app was made using Visual Studio 2015 Community Edition.</text:p>
      <text:p text:style-name="P1"/>
      <text:p text:style-name="P1">My Reddit, Twitter, Xamarin Forums, and Stackoverflow posts from May, 2016 until now can be used to help you understand how I built the app. I will save all of my posts and put them in /documentation when we release the first version of the app. The most complicated page is Search.c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05:19:42.223000000</meta:creation-date>
    <dc:date>2017-02-23T05:40:10.060000000</dc:date>
    <meta:editing-duration>PT20M46S</meta:editing-duration>
    <meta:editing-cycles>1</meta:editing-cycles>
    <meta:generator>LibreOffice/5.0.5.2$Windows_x86 LibreOffice_project/55b006a02d247b5f7215fc6ea0fde844b30035b3</meta:generator>
    <meta:document-statistic meta:table-count="0" meta:image-count="0" meta:object-count="0" meta:page-count="1" meta:paragraph-count="4" meta:word-count="156" meta:character-count="858" meta:non-whitespace-character-count="705"/>
  </office:meta>
</office:document-meta>
</file>